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name="afa6512" style:parent-style-name="Standard">
      <style:paragraph-properties fo:break-before="page"/>
    </style:style>
  </office:automatic-styles>
  <office:body>
    <office:text>
      <text:p text:style-name="Standard">Aaa 1.page</text:p>
      <text:p text:style-name="afa6512">second 2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family="paragraph" style:name="Header" style:parent-style-name="Standard">
      <style:paragraph-properties>
        <style:tab-stops>
          <style:tab-stop style:position="8.5cm" style:type="center"/>
          <style:tab-stop style:position="17.0cm" style:type="right"/>
        </style:tab-stops>
      </style:paragraph-properties>
    </style:style>
    <style:style style:family="paragraph" style:name="Footer" style:parent-style-name="Standard">
      <style:paragraph-properties>
        <style:tab-stops>
          <style:tab-stop style:position="8.5cm" style:type="center"/>
          <style:tab-stop style:position="17.0cm" style:type="right"/>
        </style:tab-stops>
      </style:paragraph-properties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729fcf"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</office:styles>
  <office:automatic-styles/>
  <office:master-styles>
    <style:master-page style:name="Standard">
      <style:header>
        <text:p text:style-name="Header">Header standard</text:p>
      </style:header>
      <style:footer>
        <text:p text:style-name="Footer">Footer standard</text:p>
      </style:footer>
    </style:master-page>
    <style:master-page style:name="Right_20_Page">
      <style:header>
        <text:p text:style-name="Header">Header right side</text:p>
      </style:head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5</dc:date>
    <meta:editing-cycles>2</meta:editing-cycles>
    <meta:editing-duration>PT0.005S</meta:editing-duration>
  </office:meta>
</office:document-meta>
</file>